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1b856" officeooo:paragraph-rsid="0001b856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color="#8d1d75" loext:opacity="100%" fo:font-size="80pt" officeooo:rsid="0009aa9e" officeooo:paragraph-rsid="0009aa9e" style:font-size-asian="80pt" style:font-size-complex="8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Relazi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7:35:42.973038721</meta:creation-date>
    <dc:date>2021-10-13T15:31:59.282109466</dc:date>
    <meta:editing-duration>PT6M25S</meta:editing-duration>
    <meta:editing-cycles>5</meta:editing-cycles>
    <meta:generator>LibreOffice/7.1.6.2.0$Linux_X86_64 LibreOffice_project/1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